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727cm" fo:margin-left="0cm" fo:margin-right="-0.079cm" table:align="margins"/>
    </style:style>
    <style:style style:name="Таблица2.A" style:family="table-column">
      <style:table-column-properties style:column-width="3.36cm" style:rel-column-width="12422*"/>
    </style:style>
    <style:style style:name="Таблица2.B" style:family="table-column">
      <style:table-column-properties style:column-width="5.345cm" style:rel-column-width="19758*"/>
    </style:style>
    <style:style style:name="Таблица2.C" style:family="table-column">
      <style:table-column-properties style:column-width="4.63cm" style:rel-column-width="17117*"/>
    </style:style>
    <style:style style:name="Таблица2.D" style:family="table-column">
      <style:table-column-properties style:column-width="4.392cm" style:rel-column-width="1623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2pt" fo:language="ru" fo:country="RU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1pt" fo:language="ru" fo:country="RU" style:font-size-asian="11pt" style:font-size-complex="11pt"/>
    </style:style>
    <style:style style:name="P3" style:family="paragraph" style:parent-style-name="Standard">
      <style:text-properties style:font-name="Liberation Serif" fo:font-size="11pt" fo:language="ru" fo:country="RU" fo:font-weight="bold" style:font-size-asian="11pt" style:font-weight-asian="bold" style:font-size-complex="11pt" style:font-weight-complex="bold"/>
    </style:style>
    <style:style style:name="P4" style:family="paragraph" style:parent-style-name="Standard" style:list-style-name="L1">
      <style:text-properties style:font-name="Liberation Serif" fo:font-size="11pt" fo:language="ru" fo:country="RU" style:text-underline-style="none" style:font-size-asian="11pt" style:font-size-complex="11pt"/>
    </style:style>
    <style:style style:name="P5" style:family="paragraph" style:parent-style-name="Standard">
      <style:text-properties style:font-name="Liberation Serif" fo:font-size="11pt" style:font-size-asian="11pt" style:font-size-complex="11pt"/>
    </style:style>
    <style:style style:name="P6" style:family="paragraph" style:parent-style-name="Standard" style:list-style-name="L1">
      <style:text-properties style:font-name="Liberation Serif" fo:font-size="11pt" style:font-size-asian="11pt" style:font-size-complex="11pt"/>
    </style:style>
    <style:style style:name="P7" style:family="paragraph" style:parent-style-name="Standard" style:list-style-name="L1">
      <style:text-properties style:font-name="Liberation Serif"/>
    </style:style>
    <style:style style:name="P8" style:family="paragraph" style:parent-style-name="Table_20_Contents">
      <style:text-properties style:font-name="Liberation Serif"/>
    </style:style>
    <style:style style:name="P9" style:family="paragraph" style:parent-style-name="Table_20_Contents">
      <style:text-properties style:font-name="Liberation Serif" fo:font-size="11pt" fo:language="ru" fo:country="RU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1pt" fo:language="ru" fo:country="RU" style:font-size-asian="11pt" style:font-size-complex="11pt"/>
    </style:style>
    <style:style style:name="P11" style:family="paragraph" style:parent-style-name="Table_20_Contents">
      <style:text-properties style:font-name="Liberation Serif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13" style:family="paragraph" style:parent-style-name="Table_20_Contents" style:list-style-name="L2">
      <style:text-properties style:font-name="Liberation Serif"/>
    </style:style>
    <style:style style:name="P14" style:family="paragraph" style:parent-style-name="Table_20_Contents" style:list-style-name="L3">
      <style:text-properties style:font-name="Liberation Serif"/>
    </style:style>
    <style:style style:name="T1" style:family="text">
      <style:text-properties style:font-name="Courier New"/>
    </style:style>
    <style:style style:name="T2" style:family="text">
      <style:text-properties style:font-name="Courier New" fo:language="en" fo:country="US"/>
    </style:style>
    <style:style style:name="T3" style:family="text">
      <style:text-properties style:font-name="Courier New" fo:language="ru" fo:country="RU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language="en" fo:country="US"/>
    </style:style>
    <style:style style:name="T6" style:family="text">
      <style:text-properties fo:language="ru" fo:country="RU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501cm" fo:margin-left="1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499cm" fo:text-indent="-0.482cm" fo:margin-left="1.9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илет 6</text:p>
      <text:p text:style-name="P1">Кристаллические решетки веществ. Зависимость свойств веществ от видов кристаллических решеток. Определение вида КР по строению вещества.</text:p>
      <text:p text:style-name="P2">Твердые вещества бывают либо кристаллическими, либо амфотерными.</text:p>
      <text:p text:style-name="P2">У кристаллических веществ все частицы их составляющие расположены по порядку.</text:p>
      <text:p text:style-name="P2">Все кристаллические вещества характеризуются кристаллической решеткой (КР).</text:p>
      <text:p text:style-name="P2"><text:span text:style-name="T4">Кристаллическая решетка</text:span> — простейшая геометрическая фигура, которая получится если соединить линиями центры частиц, образующих кристалл. </text:p>
      <text:p text:style-name="P2">Сами частицы (место, где находится кристалл) называются узлами КР.</text:p>
      <text:p text:style-name="P2"/>
      <text:p text:style-name="P3">Классификация КР</text:p>
      <text:list xml:id="list2277699859" text:style-name="L1">
        <text:list-item>
          <text:p text:style-name="P7">По форме геометрической фигуры</text:p>
          <text:list>
            <text:list-item>
              <text:p text:style-name="P6">Кубическая</text:p>
            </text:list-item>
            <text:list-item>
              <text:p text:style-name="P6">Ромбическая</text:p>
            </text:list-item>
            <text:list-item>
              <text:p text:style-name="P6">Гексагональная</text:p>
              <text:p text:style-name="P6">...</text:p>
            </text:list-item>
          </text:list>
        </text:list-item>
        <text:list-item>
          <text:p text:style-name="P7">По узлам кристаллической решетки</text:p>
          <text:list>
            <text:list-item>
              <text:p text:style-name="P6">Атомные </text:p>
            </text:list-item>
            <text:list-item>
              <text:p text:style-name="P6">Молекулярные </text:p>
            </text:list-item>
            <text:list-item>
              <text:p text:style-name="P6">Ионные</text:p>
            </text:list-item>
            <text:list-item>
              <text:p text:style-name="P6">Металлические</text:p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0">Вид КР</text:p>
          </table:table-cell>
          <table:table-cell table:style-name="Таблица2.A1" office:value-type="string">
            <text:p text:style-name="P12">Определение вида КР</text:p>
          </table:table-cell>
          <table:table-cell table:style-name="Таблица2.A1" office:value-type="string">
            <text:p text:style-name="P12">Свойства</text:p>
          </table:table-cell>
          <table:table-cell table:style-name="Таблица2.D1" office:value-type="string">
            <text:p text:style-name="P12">Примеры</text:p>
          </table:table-cell>
        </table:table-row>
        <table:table-row>
          <table:table-cell table:style-name="Таблица2.A2" office:value-type="string">
            <text:p text:style-name="P12">Атомная</text:p>
          </table:table-cell>
          <table:table-cell table:style-name="Таблица2.B5" office:value-type="string">
            <text:list xml:id="list1985141356" text:style-name="L2">
              <text:list-item>
                <text:p text:style-name="P13">В узлах только</text:p>
                <text:p text:style-name="P13">атомы неМе </text:p>
                <text:p text:style-name="P13">большого радиуса</text:p>
                <text:p text:style-name="P13"><draw:frame draw:style-name="fr1" draw:name="Объект11" text:anchor-type="as-char" svg:width="3.604cm" svg:height="0.467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*</text:p>
              </text:list-item>
              <text:list-item>
                <text:p text:style-name="P13"><draw:frame draw:style-name="fr1" draw:name="Объект12" text:anchor-type="as-char" svg:width="1.007cm" svg:height="0.531cm" draw:z-index="1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5">+ </text:span><text:span text:style-name="T6">силикаты</text:span></text:p>
              </text:list-item>
            </text:list>
          </table:table-cell>
          <table:table-cell table:style-name="Таблица2.C5" office:value-type="string">
            <text:p text:style-name="P8">Твердые,</text:p>
            <text:p text:style-name="P8">тугоплавкие,</text:p>
            <text:p text:style-name="P8">нелетучие.</text:p>
          </table:table-cell>
          <table:table-cell table:style-name="Таблица2.D5" office:value-type="string">
            <text:p text:style-name="P11"><draw:frame draw:style-name="fr1" draw:name="Объект13" text:anchor-type="as-char" svg:width="1.877cm" svg:height="1.02cm" draw:z-index="2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</table:table-row>
        <table:table-row>
          <table:table-cell table:style-name="Таблица2.A2" office:value-type="string">
            <text:p text:style-name="P12">Молекулярная</text:p>
          </table:table-cell>
          <table:table-cell table:style-name="Таблица2.B5" office:value-type="string">
            <text:list xml:id="list1102805443" text:style-name="L3">
              <text:list-item>
                <text:p text:style-name="P14"><text:span text:style-name="T6">В узлах </text:span>только</text:p>
                <text:p text:style-name="P14">неМе и<draw:frame draw:style-name="fr1" draw:name="Объект14" text:anchor-type="as-char" svg:width="2.672cm" svg:height="0.467cm" draw:z-index="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    </text:list-item>
              <text:list-item>
                <text:p text:style-name="P14">Вещества, образованные </text:p>
                <text:p text:style-name="P14">неМе с индексом </text:p>
                <text:p text:style-name="P14">+<draw:frame draw:style-name="fr1" draw:name="Объект15" text:anchor-type="as-char" svg:width="0.982cm" svg:height="0.531cm" draw:z-index="4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    </text:list-item>
            </text:list>
          </table:table-cell>
          <table:table-cell table:style-name="Таблица2.C5" office:value-type="string">
            <text:p text:style-name="P11">Летучие,</text:p>
            <text:p text:style-name="P11">легкоплавкие.</text:p>
          </table:table-cell>
          <table:table-cell table:style-name="Таблица2.D5" office:value-type="string">
            <text:p text:style-name="P11"><draw:frame draw:style-name="fr1" draw:name="Объект16" text:anchor-type="as-char" svg:width="3.307cm" svg:height="1.635cm" draw:z-index="5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</table:table-row>
        <table:table-row>
          <table:table-cell table:style-name="Таблица2.A2" office:value-type="string">
            <text:p text:style-name="P12">Ионная</text:p>
          </table:table-cell>
          <table:table-cell table:style-name="Таблица2.B5" office:value-type="string">
            <text:p text:style-name="P9">Вещества, образованные атомами неметаллов и атомами металлов </text:p>
          </table:table-cell>
          <table:table-cell table:style-name="Таблица2.C5" office:value-type="string">
            <text:p text:style-name="P11">Твердые,</text:p>
            <text:p text:style-name="P11">тугоплавкие,</text:p>
            <text:p text:style-name="P11">нелетучие.</text:p>
          </table:table-cell>
          <table:table-cell table:style-name="Таблица2.D5" office:value-type="string">
            <text:p text:style-name="P11"><draw:frame draw:style-name="fr1" draw:name="Объект17" text:anchor-type="as-char" svg:width="4.06cm" svg:height="1.083cm" draw:z-index="6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</table:table-row>
        <table:table-row>
          <table:table-cell table:style-name="Таблица2.A2" office:value-type="string">
            <text:p text:style-name="P12">Металлическая</text:p>
          </table:table-cell>
          <table:table-cell table:style-name="Таблица2.B5" office:value-type="string">
            <text:p text:style-name="P9">Вещества образованы только атомами Ме</text:p>
          </table:table-cell>
          <table:table-cell table:style-name="Таблица2.C5" office:value-type="string">
            <text:p text:style-name="P9">5 Ме свойств:</text:p>
            <text:p text:style-name="P9">Ковкость,</text:p>
            <text:p text:style-name="P9">пластичность,</text:p>
            <text:p text:style-name="P9">электропроводность, теплопроводность,</text:p>
            <text:p text:style-name="P9">металлический блеск.</text:p>
          </table:table-cell>
          <table:table-cell table:style-name="Таблица2.D5" office:value-type="string">
            <text:p text:style-name="P11"><draw:frame draw:style-name="fr1" draw:name="Объект18" text:anchor-type="as-char" svg:width="3.78cm" svg:height="0.467cm" draw:z-index="7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</table:table-row>
      </table:table>
      <text:p text:style-name="P5"/>
      <text:list xml:id="list201750591515428" text:continue-list="list2277699859" text:style-name="L1">
        <text:list-item>
          <text:list>
            <text:list-item>
              <text:list>
                <text:list-header>
                  <text:p text:style-name="P4">*<draw:frame draw:style-name="fr1" draw:name="Объект1" text:anchor-type="as-char" svg:width="2.346cm" svg:height="1.931cm" draw:z-index="8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      <text:list>
                    <text:list-header>
                      <text:p text:style-name="P4"/>
                    </text:list-header>
                  </text:list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49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20:47:55.86</meta:creation-date>
    <dc:date>2018-12-18T20:17:49.474438878</dc:date>
    <meta:editing-duration>P3DT11H17M12S</meta:editing-duration>
    <meta:editing-cycles>7</meta:editing-cycles>
    <meta:generator>LibreOffice/6.0.6.2$Linux_X86_64 LibreOffice_project/00m0$Build-2</meta:generator>
    <meta:document-statistic meta:table-count="1" meta:image-count="0" meta:object-count="9" meta:page-count="1" meta:paragraph-count="56" meta:word-count="158" meta:character-count="1207" meta:non-whitespace-character-count="1106"/>
  </office:meta>
</office:document-meta>
</file>

<file path=Object 1/content.xml><?xml version="1.0" encoding="utf-8"?>
<math xmlns="http://www.w3.org/1998/Math/MathML">
  <semantics>
    <mtable>
      <mtr>
        <mtd>
          <mrow>
            <mi>B</mi>
            <mi/>
            <mi>C</mi>
          </mrow>
        </mtd>
      </mtr>
      <mtr>
        <mtd>
          <mrow>
            <mi/>
            <mi mathvariant="italic">Si</mi>
          </mrow>
        </mtd>
      </mtr>
      <mtr>
        <mtd>
          <mrow>
            <mi/>
            <mi mathvariant="italic">As</mi>
            <mi/>
            <mi mathvariant="italic">Se</mi>
          </mrow>
        </mtd>
      </mtr>
      <mtr>
        <mtd>
          <mrow>
            <mi/>
            <mi mathvariant="italic">Te</mi>
          </mrow>
        </mtd>
      </mtr>
    </mtable>
    <annotation encoding="StarMath 5.0">alignl  B ~ C newline
alignl ~~```Si newline
alignl ~~```~~```As ~ Se newline
alignl ~~```~~```~~``~~Te</annotation>
  </semantics>
</math>
</file>

<file path=Object 11/content.xml><?xml version="1.0" encoding="utf-8"?>
<math xmlns="http://www.w3.org/1998/Math/MathML">
  <semantics>
    <mrow>
      <mi>B</mi>
      <mi>,</mi>
      <mi>C</mi>
      <mi>,</mi>
      <mi mathvariant="italic">Si</mi>
      <mi>,</mi>
      <mi mathvariant="italic">As</mi>
      <mi>,</mi>
      <mi mathvariant="italic">Se</mi>
      <mi>,</mi>
      <mi mathvariant="italic">Te</mi>
    </mrow>
    <annotation encoding="StarMath 5.0">B, C,Si,As,Se,Te
</annotation>
  </semantics>
</math>
</file>

<file path=Object 12/content.xml><?xml version="1.0" encoding="utf-8"?>
<math xmlns="http://www.w3.org/1998/Math/MathML">
  <semantics>
    <msub>
      <mi mathvariant="italic">SiO</mi>
      <mn>2</mn>
    </msub>
    <annotation encoding="StarMath 5.0">SiO_2 </annotation>
  </semantics>
</math>
</file>

<file path=Object 13/content.xml><?xml version="1.0" encoding="utf-8"?>
<math xmlns="http://www.w3.org/1998/Math/MathML">
  <semantics>
    <mtable>
      <mtr>
        <mtd>
          <mrow>
            <msub>
              <mi mathvariant="italic">SiO</mi>
              <mn>2</mn>
            </msub>
            <mi>,</mi>
            <mi mathvariant="italic">As</mi>
            <mi>,</mi>
          </mrow>
        </mtd>
      </mtr>
      <mtr>
        <mtd>
          <mrow>
            <mi>C</mi>
            <mi>,</mi>
            <mi mathvariant="italic">Si</mi>
            <mi>,</mi>
            <mi mathvariant="italic">Se</mi>
          </mrow>
        </mtd>
      </mtr>
    </mtable>
    <annotation encoding="StarMath 5.0">SiO_2 , As, newline C, Si, Se</annotation>
  </semantics>
</math>
</file>

<file path=Object 14/content.xml><?xml version="1.0" encoding="utf-8"?>
<math xmlns="http://www.w3.org/1998/Math/MathML">
  <semantics>
    <mrow>
      <mrow>
        <mi/>
        <mo stretchy="false">≥</mo>
        <mn>1</mn>
      </mrow>
      <mi/>
      <mi mathvariant="italic">мал</mi>
      <mi/>
      <mi mathvariant="italic">по</mi>
      <mi/>
      <mi>R</mi>
    </mrow>
    <annotation encoding="StarMath 5.0">`&gt;=1`  `мал` по` R </annotation>
  </semantics>
</math>
</file>

<file path=Object 15/content.xml><?xml version="1.0" encoding="utf-8"?>
<math xmlns="http://www.w3.org/1998/Math/MathML">
  <semantics>
    <msub>
      <mi mathvariant="italic">СH</mi>
      <mn>4</mn>
    </msub>
    <annotation encoding="StarMath 5.0">СH_4</annotation>
  </semantics>
</math>
</file>

<file path=Object 16/content.xml><?xml version="1.0" encoding="utf-8"?>
<math xmlns="http://www.w3.org/1998/Math/MathML">
  <semantics>
    <mtable>
      <mtr>
        <mtd>
          <mrow>
            <msub>
              <mi mathvariant="italic">Cl</mi>
              <mn>2</mn>
            </msub>
            <mi>,</mi>
            <msub>
              <mi>C</mi>
              <mn>60</mn>
            </msub>
            <mi>,</mi>
            <msub>
              <mi mathvariant="italic">CH</mi>
              <mn>4</mn>
            </msub>
          </mrow>
        </mtd>
      </mtr>
      <mtr>
        <mtd>
          <mrow>
            <msub>
              <mi>I</mi>
              <mn>2</mn>
            </msub>
            <mi>,</mi>
            <msub>
              <mi>O</mi>
              <mn>2</mn>
            </msub>
            <mi>,</mi>
            <msub>
              <mi>H</mi>
              <mn>2</mn>
            </msub>
            <mi>O</mi>
            <mi>,</mi>
            <mi mathvariant="italic">HCl</mi>
          </mrow>
        </mtd>
      </mtr>
      <mtr>
        <mtd>
          <mrow>
            <msub>
              <mi>H</mi>
              <mn>2</mn>
            </msub>
            <msub>
              <mi mathvariant="italic">SO</mi>
              <mn>4</mn>
            </msub>
          </mrow>
        </mtd>
      </mtr>
    </mtable>
    <annotation encoding="StarMath 5.0">Cl_2 , C_60 , CH_4 newline
I_2 ,O_2 ,H_2 O, HCl newline
H_2 SO_4</annotation>
  </semantics>
</math>
</file>

<file path=Object 17/content.xml><?xml version="1.0" encoding="utf-8"?>
<math xmlns="http://www.w3.org/1998/Math/MathML">
  <semantics>
    <mtable>
      <mtr>
        <mtd>
          <mrow>
            <msub>
              <mi mathvariant="italic">CuCl</mi>
              <mn>2</mn>
            </msub>
            <mi>,</mi>
            <msub>
              <mi mathvariant="italic">Na</mi>
              <mn>2</mn>
            </msub>
            <msub>
              <mi mathvariant="italic">SO</mi>
              <mn>4</mn>
            </msub>
          </mrow>
        </mtd>
      </mtr>
      <mtr>
        <mtd>
          <mrow>
            <msub>
              <mi mathvariant="italic">CuSO</mi>
              <mn>4</mn>
            </msub>
            <mi>,</mi>
            <msub>
              <mi>K</mi>
              <mn>2</mn>
            </msub>
            <msub>
              <mi mathvariant="italic">SO</mi>
              <mn>4,</mn>
            </msub>
            <mi mathvariant="italic">NaOH</mi>
          </mrow>
        </mtd>
      </mtr>
    </mtable>
    <annotation encoding="StarMath 5.0">
 CuCl_2 , Na_2 SO_4 newline
 CuSO_4 ,K_2 SO_4, NaOH</annotation>
  </semantics>
</math>
</file>

<file path=Object 18/content.xml><?xml version="1.0" encoding="utf-8"?>
<math xmlns="http://www.w3.org/1998/Math/MathML">
  <semantics>
    <mrow>
      <mi mathvariant="italic">Mg</mi>
      <mi>,</mi>
      <mi mathvariant="italic">Ag</mi>
      <mi>,</mi>
      <mi mathvariant="italic">Cu</mi>
      <mi>,</mi>
      <mi mathvariant="italic">Na</mi>
      <mi>,</mi>
      <mi mathvariant="italic">Ba</mi>
    </mrow>
    <annotation encoding="StarMath 5.0">Mg, Ag , Cu,Na,Ba</annotation>
  </semantics>
</math>
</file>